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963" officeooo:paragraph-rsid="00135963"/>
    </style:style>
    <style:style style:name="P2" style:family="paragraph" style:parent-style-name="Standard">
      <style:paragraph-properties fo:line-height="200%"/>
      <style:text-properties officeooo:rsid="00135963" officeooo:paragraph-rsid="00135963"/>
    </style:style>
    <style:style style:name="P3" style:family="paragraph" style:parent-style-name="Standard">
      <style:paragraph-properties fo:line-height="200%"/>
      <style:text-properties officeooo:paragraph-rsid="00135963"/>
    </style:style>
    <style:style style:name="P4" style:family="paragraph" style:parent-style-name="Standard">
      <style:text-properties officeooo:rsid="000913bd" officeooo:paragraph-rsid="0013c818"/>
    </style:style>
    <style:style style:name="T1" style:family="text">
      <style:text-properties officeooo:rsid="001359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vey Conclusions</text:p>
      <text:p text:style-name="P4">Kyle Chipps</text:p>
      <text:p text:style-name="P4">David Eduardo Charles Martinez</text:p>
      <text:p text:style-name="P4">Paulo Sergio Dos Santos Araujo</text:p>
      <text:p text:style-name="P1"/>
      <text:p text:style-name="P3"><text:span text:style-name="T1"><text:tab/>The survey that was given was a comparison between two websites that offered information and <text:s/>purchasing of computer parts. <text:s/>The two websites were pcpartpicker.com and newegg.com. <text:s/>The two websites are different in their approach to displaying information to the user. <text:s/>Going in, the surveyors hypothesized that the users would lean toward PC Parts Picker because of its advanced comparison and saving features. <text:s/>The features the surveyors saw in newegg was a way to pay for parts on the site, rather than be redirected. <text:s/>The results weren't far off from the hypothesis, but did have a few differences. <text:s/>The questions asked were; “</text:span>Were you able to quickly and easily complete what you wanted on the website?”,” Rate your overall experience using this website. 1 is lowest”, “How likely are you to return to the website? 1 is lowest”, “How likely are you to recommend the website? 1 is lowest”, “How did you hear about this website?”, “Do you have any suggestions for the website?” , “Is there a similar website you feel is superior?”,”Do you have any questions about the website?”.</text:p>
      <text:p text:style-name="P2"><text:tab/>The first site was PC Parts Picker. <text:s/>The users said they have never visited the site before. <text:s/>They found that the site was easy to use, but not the best they have used. <text:s/>They rated the site between average and slightly above average. <text:s/>They declined to mention any suggestions or questions. <text:s/></text:p>
      <text:p text:style-name="P2"><text:tab/>The second site was Newegg. <text:s/>The users visit Newegg on a weekly basis, and are familiar with the environment. <text:s/>The ratings for this site were generally above average. <text:s/>There were no suggestions or questions for the site.</text:p>
      <text:p text:style-name="P2"><text:tab/>From this we can conclude that Newegg was the better website for this particular group of users. <text:s text:c="3"/>This tendency may be because of their familiarity with the site, and never using PC Parts Picker before. <text:s/>Either way the users seemed to prefer Newegg with its checkout function and revie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golyok </meta:initial-creator>
    <meta:creation-date>2014-11-30T19:59:36.812001373</meta:creation-date>
    <dc:date>2014-11-30T20:22:41.407740446</dc:date>
    <dc:creator>ugolyok </dc:creator>
    <meta:editing-duration>PT10M3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8" meta:word-count="330" meta:character-count="1975" meta:non-whitespace-character-count="1629"/>
  </office:meta>
</office:document-meta>
</file>